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5cm" svg:x="4.21cm" svg:y="4.931cm">
          <text:p/>
          <draw:enhanced-geometry svg:viewBox="0 0 21600 21600" draw:type="rectangle" draw:enhanced-path="M 0 0 L 21600 0 21600 21600 0 21600 0 0 Z N"/>
        </draw:custom-shape>
        <draw:g>
          <draw:polyline draw:style-name="gr2" draw:text-style-name="P1" draw:layer="layout" svg:width="1.846cm" svg:height="0.533cm" draw:transform="rotate (1.59366013999602) translate (6.06644596951433cm 7.18979822237252cm)" svg:viewBox="0 0 1847 534" draw:points="0,254 457,0 1303,5 1847,534">
            <text:p/>
          </draw:polyline>
          <draw:polyline draw:style-name="gr2" draw:text-style-name="P1" draw:layer="layout" svg:width="1.846cm" svg:height="0.533cm" draw:transform="rotate (-1.59400920584642) translate (7.39626231893085cm 5.34440399458469cm)" svg:viewBox="0 0 1847 534" draw:points="1847,253 1390,0 544,6 0,534">
            <text:p/>
          </draw:polyline>
        </draw:g>
        <draw:custom-shape draw:style-name="gr1" draw:text-style-name="P1" draw:layer="layout" svg:width="5cm" svg:height="2.5cm" svg:x="10.957cm" svg:y="4.931cm">
          <text:p/>
          <draw:enhanced-geometry svg:viewBox="0 0 21600 21600" draw:type="rectangle" draw:enhanced-path="M 0 0 L 21600 0 21600 21600 0 21600 0 0 Z N"/>
        </draw:custom-shape>
        <draw:g>
          <draw:polyline draw:style-name="gr2" draw:text-style-name="P1" draw:layer="layout" svg:width="2.083cm" svg:height="0.521cm" draw:transform="rotate (1.59366013999602) translate (12.563229668079cm 7.19593173859657cm)" svg:viewBox="0 0 2084 522" draw:points="0,522 457,268 1322,0 2084,255">
            <text:p/>
          </draw:polyline>
          <draw:polyline draw:style-name="gr2" draw:text-style-name="P1" draw:layer="layout" svg:width="2.083cm" svg:height="0.52cm" draw:transform="rotate (-1.59435827169682) translate (14.3999332189676cm 5.11403140058653cm)" svg:viewBox="0 0 2084 521" draw:points="2084,521 1627,268 761,0 0,256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6T22:30:55</meta:creation-date>
    <dc:date>2013-07-26T22:44:48</dc:date>
    <meta:editing-duration>P0D</meta:editing-duration>
    <meta:editing-cycles>1</meta:editing-cycles>
    <meta:document-statistic meta:object-count="8"/>
    <meta:generator>LibreOffice/4.0.2.2$Linux_X86_64 LibreOffice_project/400m0$Build-2</meta:generator>
  </office:meta>
</office:document-meta>
</file>